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2.8535in"/>
    </style:style>
    <style:style style:name="co3" style:family="table-column">
      <style:table-column-properties fo:break-before="auto" style:column-width="7.5508in"/>
    </style:style>
    <style:style style:name="co4" style:family="table-column">
      <style:table-column-properties fo:break-before="auto" style:column-width="6.8264in"/>
    </style:style>
    <style:style style:name="co5" style:family="table-column">
      <style:table-column-properties fo:break-before="auto" style:column-width="6.4854in"/>
    </style:style>
    <style:style style:name="co6" style:family="table-column">
      <style:table-column-properties fo:break-before="auto" style:column-width="5.34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11in" fo:break-before="auto" style:use-optimal-row-height="true"/>
    </style:style>
    <style:style style:name="ro3" style:family="table-row">
      <style:table-row-properties style:row-height="0.3272in" fo:break-before="auto" style:use-optimal-row-height="true"/>
    </style:style>
    <style:style style:name="ro4" style:family="table-row">
      <style:table-row-properties style:row-height="4.1783in" fo:break-before="auto" style:use-optimal-row-height="true"/>
    </style:style>
    <style:style style:name="ro5" style:family="table-row">
      <style:table-row-properties style:row-height="4.6409in" fo:break-before="auto" style:use-optimal-row-height="true"/>
    </style:style>
    <style:style style:name="ro6" style:family="table-row">
      <style:table-row-properties style:row-height="3.2575in" fo:break-before="auto" style:use-optimal-row-height="true"/>
    </style:style>
    <style:style style:name="ro7" style:family="table-row">
      <style:table-row-properties style:row-height="2.6402in" fo:break-before="auto" style:use-optimal-row-height="true"/>
    </style:style>
    <style:style style:name="ro8" style:family="table-row">
      <style:table-row-properties style:row-height="5.7209in" fo:break-before="auto" style:use-optimal-row-height="true"/>
    </style:style>
    <style:style style:name="ro9" style:family="table-row">
      <style:table-row-properties style:row-height="1.4063in" fo:break-before="auto" style:use-optimal-row-height="true"/>
    </style:style>
    <style:style style:name="ro10" style:family="table-row">
      <style:table-row-properties style:row-height="1.561in" fo:break-before="auto" style:use-optimal-row-height="true"/>
    </style:style>
    <style:style style:name="ro11" style:family="table-row">
      <style:table-row-properties style:row-height="0.7898in" fo:break-before="auto" style:use-optimal-row-height="true"/>
    </style:style>
    <style:style style:name="ro12" style:family="table-row">
      <style:table-row-properties style:row-height="0.9437in" fo:break-before="auto" style:use-optimal-row-height="true"/>
    </style:style>
    <style:style style:name="ro13" style:family="table-row">
      <style:table-row-properties style:row-height="0.6354in" fo:break-before="auto" style:use-optimal-row-height="true"/>
    </style:style>
    <style:style style:name="ro14" style:family="table-row">
      <style:table-row-properties style:row-height="1.098in" fo:break-before="auto" style:use-optimal-row-height="true"/>
    </style:style>
    <style:style style:name="ro15" style:family="table-row">
      <style:table-row-properties style:row-height="4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ortierung_01_useAudioLoo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Original-Code (TypeScript)</text:p>
          </table:table-cell>
          <table:table-cell table:style-name="ce1" office:value-type="string" calcext:value-type="string">
            <text:p>Legacy-JUCE (C++)</text:p>
          </table:table-cell>
          <table:table-cell table:style-name="ce1" office:value-type="string" calcext:value-type="string">
            <text:p>Neuer Code (C++)</text:p>
          </table:table-cell>
          <table:table-cell table:style-name="ce2" office:value-type="string" calcext:value-type="string">
            <text:p>Kommentar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onstanten</text:p>
          </table:table-cell>
          <table:table-cell table:style-name="ce1" office:value-type="string" calcext:value-type="string">
            <text:p>const SCHEDULE_AHEAD = 0.005</text:p>
            <text:p>const XCORR_WINDOW = 512</text:p>
            <text:p>const XCORR_SEARCH = 2000</text:p>
          </table:table-cell>
          <table:table-cell table:style-name="ce1" office:value-type="string" calcext:value-type="string">
            <text:p>static constexpr int XCORR_WINDOW = 512;</text:p>
            <text:p>static constexpr int XCORR_SEARCH = 2000;</text:p>
          </table:table-cell>
          <table:table-cell table:style-name="ce1"/>
          <table:table-cell table:style-name="ce2" office:value-type="string" calcext:value-type="string">
            <text:p>SCHEDULE_AHEAD fehlt (nicht noetig in JUCE, sample-akkurat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te: isPlaying</text:p>
          </table:table-cell>
          <table:table-cell table:style-name="ce1" office:value-type="string" calcext:value-type="string">
            <text:p>const isPlaying = ref(false)</text:p>
          </table:table-cell>
          <table:table-cell table:style-name="ce1" office:value-type="string" calcext:value-type="string">
            <text:p>bool playing = false;</text:p>
          </table:table-cell>
          <table:table-cell table:style-name="ce1"/>
          <table:table-cell table:style-name="ce2" office:value-type="string" calcext:value-type="string">
            <text:p>Name: isPlaying vs playing</text:p>
          </table:table-cell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te: isLooping</text:p>
          </table:table-cell>
          <table:table-cell table:style-name="ce1" office:value-type="string" calcext:value-type="string">
            <text:p>const isLooping = ref(false)</text:p>
          </table:table-cell>
          <table:table-cell table:style-name="ce1" office:value-type="string" calcext:value-type="string">
            <text:p>LoopMode loopMode = LoopMode::Loop;</text:p>
          </table:table-cell>
          <table:table-cell table:style-name="ce1"/>
          <table:table-cell table:style-name="ce2" office:value-type="string" calcext:value-type="string">
            <text:p>Vorlage: bool isLooping. JUCE: enum. Default ABWEICHEND: Vorlage=false, JUCE=Loop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tate: transposeSemitones</text:p>
          </table:table-cell>
          <table:table-cell table:style-name="ce1" office:value-type="string" calcext:value-type="string">
            <text:p>const transposeSemitones = ref(0)</text:p>
          </table:table-cell>
          <table:table-cell table:style-name="ce1" office:value-type="string" calcext:value-type="string">
            <text:p>double transposeRatio = 1.0;</text:p>
          </table:table-cell>
          <table:table-cell table:style-name="ce1"/>
          <table:table-cell table:style-name="ce2" office:value-type="string" calcext:value-type="string">
            <text:p>Vorlage speichert Semitones, JUCE speichert Ratio direk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tate: loopStartFrac</text:p>
          </table:table-cell>
          <table:table-cell table:style-name="ce1" office:value-type="string" calcext:value-type="string">
            <text:p>const loopStartFrac = ref(0)</text:p>
          </table:table-cell>
          <table:table-cell table:style-name="ce1" office:value-type="string" calcext:value-type="string">
            <text:p>float loopStartFrac = 0.0f;</text:p>
          </table:table-cell>
          <table:table-cell table:style-name="ce1"/>
          <table:table-cell table:style-name="ce2"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tate: loopEndFrac</text:p>
          </table:table-cell>
          <table:table-cell table:style-name="ce1" office:value-type="string" calcext:value-type="string">
            <text:p>const loopEndFrac = ref(1)</text:p>
          </table:table-cell>
          <table:table-cell table:style-name="ce1" office:value-type="string" calcext:value-type="string">
            <text:p>float loopEndFrac = 1.0f;</text:p>
          </table:table-cell>
          <table:table-cell table:style-name="ce1"/>
          <table:table-cell table:style-name="ce2"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tate: bufferDuration</text:p>
          </table:table-cell>
          <table:table-cell table:style-name="ce1" office:value-type="string" calcext:value-type="string">
            <text:p>const bufferDuration = ref(0)</text:p>
          </table:table-cell>
          <table:table-cell table:style-name="ce1" office:value-type="string" calcext:value-type="string">
            <text:p>(nicht vorhanden)</text:p>
          </table:table-cell>
          <table:table-cell table:style-name="ce1"/>
          <table:table-cell table:style-name="ce2" office:value-type="string" calcext:value-type="string">
            <text:p>FEHLT in JUCE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tate: hasAudio</text:p>
          </table:table-cell>
          <table:table-cell table:style-name="ce1" office:value-type="string" calcext:value-type="string">
            <text:p>const hasAudio = ref(false)</text:p>
          </table:table-cell>
          <table:table-cell table:style-name="ce1" office:value-type="string" calcext:value-type="string">
            <text:p>bool audioLoaded = false;</text:p>
          </table:table-cell>
          <table:table-cell table:style-name="ce1"/>
          <table:table-cell table:style-name="ce2"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tate: crossfadeMs</text:p>
          </table:table-cell>
          <table:table-cell table:style-name="ce1" office:value-type="string" calcext:value-type="string">
            <text:p>const crossfadeMs = ref(150)</text:p>
          </table:table-cell>
          <table:table-cell table:style-name="ce1" office:value-type="string" calcext:value-type="string">
            <text:p>float crossfadeMsVal = 150.0f;</text:p>
          </table:table-cell>
          <table:table-cell table:style-name="ce1"/>
          <table:table-cell table:style-name="ce2"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tate: normalizeOn</text:p>
          </table:table-cell>
          <table:table-cell table:style-name="ce1" office:value-type="string" calcext:value-type="string">
            <text:p>const normalizeOn = ref(true)</text:p>
          </table:table-cell>
          <table:table-cell table:style-name="ce1" office:value-type="string" calcext:value-type="string">
            <text:p>bool normalizeOn = false;</text:p>
          </table:table-cell>
          <table:table-cell table:style-name="ce1"/>
          <table:table-cell table:style-name="ce2" office:value-type="string" calcext:value-type="string">
            <text:p>DEFAULT ABWEICHEND: Vorlage=true, JUCE=fals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tate: peakAmplitude</text:p>
          </table:table-cell>
          <table:table-cell table:style-name="ce1" office:value-type="string" calcext:value-type="string">
            <text:p>const peakAmplitude = ref(0)</text:p>
          </table:table-cell>
          <table:table-cell table:style-name="ce1" office:value-type="string" calcext:value-type="string">
            <text:p>(nicht vorhanden)</text:p>
          </table:table-cell>
          <table:table-cell table:style-name="ce1"/>
          <table:table-cell table:style-name="ce2" office:value-type="string" calcext:value-type="string">
            <text:p>FEHLT in JUCE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tate: loopOptimize</text:p>
          </table:table-cell>
          <table:table-cell table:style-name="ce1" office:value-type="string" calcext:value-type="string">
            <text:p>const loopOptimize = ref(false)</text:p>
          </table:table-cell>
          <table:table-cell table:style-name="ce1" office:value-type="string" calcext:value-type="string">
            <text:p>bool loopOptimizeOn = false;</text:p>
          </table:table-cell>
          <table:table-cell table:style-name="ce1"/>
          <table:table-cell table:style-name="ce2"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tate: loopPingPong</text:p>
          </table:table-cell>
          <table:table-cell table:style-name="ce1" office:value-type="string" calcext:value-type="string">
            <text:p>const loopPingPong = ref(false)</text:p>
          </table:table-cell>
          <table:table-cell table:style-name="ce1" office:value-type="string" calcext:value-type="string">
            <text:p>(via LoopMode::PingPong)</text:p>
          </table:table-cell>
          <table:table-cell table:style-name="ce1"/>
          <table:table-cell table:style-name="ce2" office:value-type="string" calcext:value-type="string">
            <text:p>OK, anderer Mechanismus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tate: optimizedEndFrac</text:p>
          </table:table-cell>
          <table:table-cell table:style-name="ce1" office:value-type="string" calcext:value-type="string">
            <text:p>const optimizedEndFrac = ref(1)</text:p>
          </table:table-cell>
          <table:table-cell table:style-name="ce1" office:value-type="string" calcext:value-type="string">
            <text:p>(nicht vorhanden)</text:p>
          </table:table-cell>
          <table:table-cell table:style-name="ce1"/>
          <table:table-cell table:style-name="ce2" office:value-type="string" calcext:value-type="string">
            <text:p>FEHLT in JUCE (Display-only)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tate: preparedLoopStartSec</text:p>
          </table:table-cell>
          <table:table-cell table:style-name="ce1" office:value-type="string" calcext:value-type="string">
            <text:p>let preparedLoopStartSec = 0</text:p>
          </table:table-cell>
          <table:table-cell table:style-name="ce1" office:value-type="string" calcext:value-type="string">
            <text:p>int playStart = 0;</text:p>
          </table:table-cell>
          <table:table-cell table:style-name="ce1"/>
          <table:table-cell table:style-name="ce2" office:value-type="string" calcext:value-type="string">
            <text:p>Vorlage: Sekunden. JUCE: Samples. Aequivalent.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tate: preparedLoopEndSec</text:p>
          </table:table-cell>
          <table:table-cell table:style-name="ce1" office:value-type="string" calcext:value-type="string">
            <text:p>let preparedLoopEndSec = 0</text:p>
          </table:table-cell>
          <table:table-cell table:style-name="ce1" office:value-type="string" calcext:value-type="string">
            <text:p>int playEnd = 0;</text:p>
          </table:table-cell>
          <table:table-cell table:style-name="ce1"/>
          <table:table-cell table:style-name="ce2" office:value-type="string" calcext:value-type="string">
            <text:p>Vorlage: Sekunden. JUCE: Samples. Aequivalent.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tate: preparedColdStartSec</text:p>
          </table:table-cell>
          <table:table-cell table:style-name="ce1" office:value-type="string" calcext:value-type="string">
            <text:p>let preparedColdStartSec = 0</text:p>
          </table:table-cell>
          <table:table-cell table:style-name="ce1" office:value-type="string" calcext:value-type="string">
            <text:p>int coldStart = 0;</text:p>
          </table:table-cell>
          <table:table-cell table:style-name="ce1"/>
          <table:table-cell table:style-name="ce2" office:value-type="string" calcext:value-type="string">
            <text:p>Vorlage: Sekunden. JUCE: Samples. Aequivalent.</text:p>
          </table:table-cell>
        </table:table-row>
        <table:table-row table:style-name="ro4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ptimizeLoopEndSample</text:p>
          </table:table-cell>
          <table:table-cell table:style-name="ce1" office:value-type="string" calcext:value-type="string">
            <text:p>function optimizeLoopEndSample(data: Float32Array, loopStart: number, loopEnd: number): number {</text:p>
            <text:p>  const win = Math.min(XCORR_WINDOW, Math.floor((loopEnd - loopStart) / 4))</text:p>
            <text:p>  if (win &lt; 16) return loopEnd</text:p>
            <text:p>  const searchLo = Math.max(loopStart + win * 2, loopEnd - XCORR_SEARCH)</text:p>
            <text:p>  const searchHi = Math.min(data.length, loopEnd + XCORR_SEARCH)</text:p>
            <text:p>  let bestCorr = -Infinity</text:p>
            <text:p>  let bestEnd = loopEnd</text:p>
            <text:p>  for (let cand = searchLo; cand &lt; searchHi; cand++) {</text:p>
            <text:p>    const eStart = cand - win</text:p>
            <text:p>    if (eStart &lt; loopStart) continue</text:p>
            <text:p>    let sum = 0, normA = 0, normB = 0</text:p>
            <text:p>    for (let i = 0; i &lt; win; i++) {</text:p>
            <text:p>      const a = data[loopStart + i]!</text:p>
            <text:p>      const b = data[eStart + i]!</text:p>
            <text:p>      sum += a * b</text:p>
            <text:p>      normA += a * a</text:p>
            <text:p>      normB += b * b</text:p>
            <text:p>    }</text:p>
            <text:p>    const denom = Math.sqrt(normA * normB)</text:p>
            <text:p>    const corr = denom &gt; 0 ? sum / denom : 0</text:p>
            <text:p>    if (corr &gt; bestCorr) {</text:p>
            <text:p>      bestCorr = corr</text:p>
            <text:p>      bestEnd = cand</text:p>
            <text:p>    }</text:p>
            <text:p>  }</text:p>
            <text:p>  return bestEnd</text:p>
            <text:p>}</text:p>
          </table:table-cell>
          <table:table-cell table:style-name="ce1" office:value-type="string" calcext:value-type="string">
            <text:p>int AudioLooper::optimizeLoopEnd(const float* data, int loopStart, int loopEnd, int bufLen) const {</text:p>
            <text:p>    int win = std::min(XCORR_WINDOW, (loopEnd - loopStart) / 4);</text:p>
            <text:p>    if (win &lt; 16) return loopEnd;</text:p>
            <text:p>    int searchLo = std::max(loopStart + win * 2, loopEnd - XCORR_SEARCH);</text:p>
            <text:p>    int searchHi = std::min(bufLen, loopEnd + XCORR_SEARCH);</text:p>
            <text:p>    float bestCorr = -1e30f;</text:p>
            <text:p>    int bestEnd = loopEnd;</text:p>
            <text:p>    for (int cand = searchLo; cand &lt; searchHi; ++cand) {</text:p>
            <text:p>        int eStart = cand - win;</text:p>
            <text:p>        if (eStart &lt; loopStart) continue;</text:p>
            <text:p>        float sum = 0.0f, normA = 0.0f, normB = 0.0f;</text:p>
            <text:p>        for (int j = 0; j &lt; win; ++j) {</text:p>
            <text:p>            float a = data[loopStart + j];</text:p>
            <text:p>            float b = data[eStart + j];</text:p>
            <text:p>            sum += a * b;</text:p>
            <text:p>            normA += a * a;</text:p>
            <text:p>            normB += b * b;</text:p>
            <text:p>        }</text:p>
            <text:p>        float denom = std::sqrt(normA * normB);</text:p>
            <text:p>        float corr = denom &gt; 0.0f ? sum / denom : 0.0f;</text:p>
            <text:p>        if (corr &gt; bestCorr) {</text:p>
            <text:p>            bestCorr = corr;</text:p>
            <text:p>            bestEnd = cand;</text:p>
            <text:p>        }</text:p>
            <text:p>    }</text:p>
            <text:p>    return bestEnd;</text:p>
            <text:p>}</text:p>
          </table:table-cell>
          <table:table-cell table:style-name="ce1"/>
          <table:table-cell table:style-name="ce2" office:value-type="string" calcext:value-type="string">
            <text:p>Mathematisch identisch. Vorlage: -Infinity. JUCE: -1e30f. JUCE hat extra param bufLen (=data.length). win-Berechnung: Vorlage floor(), JUCE integer division (identisch fuer positive ints).</text:p>
          </table:table-cell>
        </table:table-row>
        <table:table-row table:style-name="ro5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pplyLoopProcessing / applyLoopCrossfade</text:p>
          </table:table-cell>
          <table:table-cell table:style-name="ce1" office:value-type="string" calcext:value-type="string">
            <text:p>function applyLoopProcessing(ac, source, loopStart, loopEnd, optimize, crossfadeMs) {</text:p>
            <text:p>  const copy = ac.createBuffer(source.numberOfChannels, source.length, source.sampleRate)</text:p>
            <text:p>  for (let ch = 0; ch &lt; source.numberOfChannels; ch++) {</text:p>
            <text:p>    copy.getChannelData(ch).set(source.getChannelData(ch))</text:p>
            <text:p>  }</text:p>
            <text:p>  let actualEnd = loopEnd</text:p>
            <text:p>  if (optimize &amp;&amp; source.numberOfChannels &gt; 0) {</text:p>
            <text:p>    actualEnd = optimizeLoopEndSample(source.getChannelData(0), loopStart, loopEnd)</text:p>
            <text:p>  }</text:p>
            <text:p>  const loopLen = actualEnd - loopStart</text:p>
            <text:p>  const fadeSamples = Math.min(</text:p>
            <text:p>    Math.floor(crossfadeMs / 1000 * source.sampleRate),</text:p>
            <text:p>    Math.floor(loopLen / 2),</text:p>
            <text:p>  )</text:p>
            <text:p>  if (fadeSamples &gt;= 2) {</text:p>
            <text:p>    for (let ch = 0; ch &lt; copy.numberOfChannels; ch++) {</text:p>
            <text:p>      const d = copy.getChannelData(ch)</text:p>
            <text:p>      for (let i = 0; i &lt; fadeSamples; i++) {</text:p>
            <text:p>        const t = i / fadeSamples</text:p>
            <text:p>        const gHead = Math.sin(t * Math.PI * 0.5)</text:p>
            <text:p>        const gTail = Math.cos(t * Math.PI * 0.5)</text:p>
            <text:p>        const headIdx = loopStart + i</text:p>
            <text:p>        const tailIdx = actualEnd - fadeSamples + i</text:p>
            <text:p>        d[headIdx] = d[headIdx]! * gHead + d[tailIdx]! * gTail</text:p>
            <text:p>      }</text:p>
            <text:p>    }</text:p>
            <text:p>    actualEnd -= fadeSamples</text:p>
            <text:p>  }</text:p>
            <text:p>  return { buffer: copy, optimizedEnd: actualEnd, fadeSamples }</text:p>
            <text:p>}</text:p>
          </table:table-cell>
          <table:table-cell table:style-name="ce1" office:value-type="string" calcext:value-type="string">
            <text:p>void AudioLooper::applyLoopCrossfade(juce::AudioBuffer&lt;float&gt;&amp; buf, int loopStart, int&amp; loopEnd) const {</text:p>
            <text:p>    int loopLen = loopEnd - loopStart;</text:p>
            <text:p>    int fadeSamples = std::min(</text:p>
            <text:p>        static_cast&lt;int&gt;(crossfadeMsVal / 1000.0f * static_cast&lt;float&gt;(bufferOriginalSR)),</text:p>
            <text:p>        loopLen / 2</text:p>
            <text:p>    );</text:p>
            <text:p>    if (fadeSamples &lt; 2) return;</text:p>
            <text:p>    const float pi_half = juce::MathConstants&lt;float&gt;::halfPi;</text:p>
            <text:p>    for (int ch = 0; ch &lt; buf.getNumChannels(); ++ch) {</text:p>
            <text:p>        float* d = buf.getWritePointer(ch);</text:p>
            <text:p>        for (int i = 0; i &lt; fadeSamples; ++i) {</text:p>
            <text:p>            float t = static_cast&lt;float&gt;(i) / static_cast&lt;float&gt;(fadeSamples);</text:p>
            <text:p>            float gHead = std::sin(t * pi_half);</text:p>
            <text:p>            float gTail = std::cos(t * pi_half);</text:p>
            <text:p>            int headIdx = loopStart + i;</text:p>
            <text:p>            int tailIdx = loopEnd - fadeSamples + i;</text:p>
            <text:p>            d[headIdx] = d[headIdx] * gHead + d[tailIdx] * gTail;</text:p>
            <text:p>        }</text:p>
            <text:p>    }</text:p>
            <text:p>    loopEnd -= fadeSamples;</text:p>
            <text:p>}</text:p>
          </table:table-cell>
          <table:table-cell table:style-name="ce1"/>
          <table:table-cell table:style-name="ce2" office:value-type="string" calcext:value-type="string">
            <text:p>JUCE trennt: copy+optimize in preparePlaybackBuffer, crossfade separat. Mathematik identisch. Vorlage: t*PI*0.5. JUCE: t*halfPi. Identisch.</text:p>
          </table:table-cell>
        </table:table-row>
        <table:table-row table:style-name="ro6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reatePalindromeBuffer</text:p>
          </table:table-cell>
          <table:table-cell table:style-name="ce1" office:value-type="string" calcext:value-type="string">
            <text:p>function createPalindromeBuffer(ac, source, loopStart, loopEnd) {</text:p>
            <text:p>  const loopLen = loopEnd - loopStart</text:p>
            <text:p>  if (loopLen &lt; 4) return { buffer: source, palindromeEnd: loopEnd }</text:p>
            <text:p>  const reverseLen = loopLen - 2</text:p>
            <text:p>  const newLen = source.length + reverseLen</text:p>
            <text:p>  const result = ac.createBuffer(source.numberOfChannels, newLen, source.sampleRate)</text:p>
            <text:p>  for (let ch = 0; ch &lt; source.numberOfChannels; ch++) {</text:p>
            <text:p>    const src = source.getChannelData(ch)</text:p>
            <text:p>    const dst = result.getChannelData(ch)</text:p>
            <text:p>    for (let i = 0; i &lt; loopEnd; i++) dst[i] = src[i]!</text:p>
            <text:p>    for (let i = 0; i &lt; reverseLen; i++) {</text:p>
            <text:p>      dst[loopEnd + i] = src[loopEnd - 2 - i]!</text:p>
            <text:p>    }</text:p>
            <text:p>    for (let i = loopEnd; i &lt; src.length; i++) {</text:p>
            <text:p>      dst[i + reverseLen] = src[i]!</text:p>
            <text:p>    }</text:p>
            <text:p>  }</text:p>
            <text:p>  return { buffer: result, palindromeEnd: loopEnd + reverseLen }</text:p>
            <text:p>}</text:p>
          </table:table-cell>
          <table:table-cell table:style-name="ce1" office:value-type="string" calcext:value-type="string">
            <text:p>void AudioLooper::createPalindrome(const juce::AudioBuffer&lt;float&gt;&amp; src, int loopStart, int loopEnd,</text:p>
            <text:p>                                    juce::AudioBuffer&lt;float&gt;&amp; dest, int&amp; palindromeEnd) const {</text:p>
            <text:p>    int loopLen = loopEnd - loopStart;</text:p>
            <text:p>    if (loopLen &lt; 4) {</text:p>
            <text:p>        dest.makeCopyOf(src);</text:p>
            <text:p>        palindromeEnd = loopEnd;</text:p>
            <text:p>        return;</text:p>
            <text:p>    }</text:p>
            <text:p>    int reverseLen = loopLen - 2;</text:p>
            <text:p>    int newLen = src.getNumSamples() + reverseLen;</text:p>
            <text:p>    int numCh = src.getNumChannels();</text:p>
            <text:p>    dest.setSize(numCh, newLen, false, false, true);</text:p>
            <text:p>    for (int ch = 0; ch &lt; numCh; ++ch) {</text:p>
            <text:p>        const float* s = src.getReadPointer(ch);</text:p>
            <text:p>        float* d = dest.getWritePointer(ch);</text:p>
            <text:p>        for (int i = 0; i &lt; loopEnd; ++i) d[i] = s[i];</text:p>
            <text:p>        for (int i = 0; i &lt; reverseLen; ++i) d[loopEnd + i] = s[loopEnd - 2 - i];</text:p>
            <text:p>        for (int i = loopEnd; i &lt; src.getNumSamples(); ++i) d[i + reverseLen] = s[i];</text:p>
            <text:p>    }</text:p>
            <text:p>    palindromeEnd = loopEnd + reverseLen;</text:p>
            <text:p>}</text:p>
          </table:table-cell>
          <table:table-cell table:style-name="ce1"/>
          <table:table-cell table:style-name="ce2" office:value-type="string" calcext:value-type="string">
            <text:p>Mathematisch identisch. loopStart param in JUCE unused (nur loopEnd relevant fuer Kopie). Reverseformel identisch: loopEnd-2-i.</text:p>
          </table:table-cell>
        </table:table-row>
        <table:table-row table:style-name="ro7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ormalizeBuffer</text:p>
          </table:table-cell>
          <table:table-cell table:style-name="ce1" office:value-type="string" calcext:value-type="string">
            <text:p>function normalizeBuffer(buffer: AudioBuffer): void {</text:p>
            <text:p>  const peak = measurePeak(buffer)</text:p>
            <text:p>  if (peak &lt; 0.001) return</text:p>
            <text:p>  const g = 0.95 / peak</text:p>
            <text:p>  for (let ch = 0; ch &lt; buffer.numberOfChannels; ch++) {</text:p>
            <text:p>    const d = buffer.getChannelData(ch)</text:p>
            <text:p>    for (let i = 0; i &lt; d.length; i++) d[i]! *= g</text:p>
            <text:p>  }</text:p>
            <text:p>}</text:p>
          </table:table-cell>
          <table:table-cell table:style-name="ce1" office:value-type="string" calcext:value-type="string">
            <text:p>void AudioLooper::normalizeBuffer(juce::AudioBuffer&lt;float&gt;&amp; buf) const {</text:p>
            <text:p>    float peak = 0.0f;</text:p>
            <text:p>    for (int ch = 0; ch &lt; buf.getNumChannels(); ++ch) {</text:p>
            <text:p>        const float* d = buf.getReadPointer(ch);</text:p>
            <text:p>        for (int i = 0; i &lt; buf.getNumSamples(); ++i) {</text:p>
            <text:p>            float a = std::abs(d[i]);</text:p>
            <text:p>            if (a &gt; peak) peak = a;</text:p>
            <text:p>        }</text:p>
            <text:p>    }</text:p>
            <text:p>    if (peak &lt; 0.001f) return;</text:p>
            <text:p>    float gain = 0.95f / peak;</text:p>
            <text:p>    for (int ch = 0; ch &lt; buf.getNumChannels(); ++ch) {</text:p>
            <text:p>        float* d = buf.getWritePointer(ch);</text:p>
            <text:p>        for (int i = 0; i &lt; buf.getNumSamples(); ++i)</text:p>
            <text:p>            d[i] *= gain;</text:p>
            <text:p>    }</text:p>
            <text:p>}</text:p>
          </table:table-cell>
          <table:table-cell table:style-name="ce1"/>
          <table:table-cell table:style-name="ce2" office:value-type="string" calcext:value-type="string">
            <text:p>Mathematisch identisch. JUCE inlined measurePeak. Threshold 0.001, gain 0.95/peak.</text:p>
          </table:table-cell>
        </table:table-row>
        <table:table-row table:style-name="ro8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repareBuffer</text:p>
          </table:table-cell>
          <table:table-cell table:style-name="ce1" office:value-type="string" calcext:value-type="string">
            <text:p>function prepareBuffer(ac, source) {</text:p>
            <text:p>  const [ls, le] = loopBoundsSamples(source)</text:p>
            <text:p>  const sr = source.sampleRate</text:p>
            <text:p>  let processed</text:p>
            <text:p>  if (loopPingPong.value) {</text:p>
            <text:p>    let actualEnd = le</text:p>
            <text:p>    if (loopOptimize.value &amp;&amp; source.numberOfChannels &gt; 0) {</text:p>
            <text:p>      actualEnd = optimizeLoopEndSample(source.getChannelData(0), ls, le)</text:p>
            <text:p>    }</text:p>
            <text:p>    const copy = ac.createBuffer(source.numberOfChannels, source.length, sr)</text:p>
            <text:p>    for (let ch = 0; ch &lt; source.numberOfChannels; ch++) {</text:p>
            <text:p>      copy.getChannelData(ch).set(source.getChannelData(ch))</text:p>
            <text:p>    }</text:p>
            <text:p>    const { buffer: palindrome, palindromeEnd } = createPalindromeBuffer(ac, copy, ls, actualEnd)</text:p>
            <text:p>    optimizedEndFrac.value = actualEnd / source.length</text:p>
            <text:p>    preparedLoopStartSec = ls / sr</text:p>
            <text:p>    preparedLoopEndSec = palindromeEnd / sr</text:p>
            <text:p>    preparedColdStartSec = preparedLoopStartSec</text:p>
            <text:p>    processed = palindrome</text:p>
            <text:p>  } else {</text:p>
            <text:p>    const { buffer: loopProcessed, optimizedEnd, fadeSamples } = applyLoopProcessing(ac, source, ls, le, loopOptimize.value, crossfadeMs.value)</text:p>
            <text:p>    optimizedEndFrac.value = optimizedEnd / source.length</text:p>
            <text:p>    preparedLoopStartSec = ls / sr</text:p>
            <text:p>    preparedLoopEndSec = optimizedEnd / sr</text:p>
            <text:p>    preparedColdStartSec = (ls + fadeSamples) / sr</text:p>
            <text:p>    processed = loopProcessed</text:p>
            <text:p>  }</text:p>
            <text:p>  if (normalizeOn.value) normalizeBuffer(processed)</text:p>
            <text:p>  return processed</text:p>
            <text:p>}</text:p>
          </table:table-cell>
          <table:table-cell table:style-name="ce1" office:value-type="string" calcext:value-type="string">
            <text:p>void AudioLooper::preparePlaybackBuffer() {</text:p>
            <text:p>    if (originalBuffer.getNumSamples() == 0) return;</text:p>
            <text:p>    const int bufLen = originalBuffer.getNumSamples();</text:p>
            <text:p>    const int numCh = originalBuffer.getNumChannels();</text:p>
            <text:p>    int ls = static_cast&lt;int&gt;(std::floor(loopStartFrac * bufLen));</text:p>
            <text:p>    int le = std::min(bufLen, static_cast&lt;int&gt;(std::ceil(loopEndFrac * bufLen)));</text:p>
            <text:p>    if (le - ls &lt; 4) { le = std::min(bufLen, ls + 4); }</text:p>
            <text:p>    if (loopMode == LoopMode::PingPong) {</text:p>
            <text:p>        int actualEnd = le;</text:p>
            <text:p>        if (loopOptimizeOn &amp;&amp; numCh &gt; 0)</text:p>
            <text:p>            actualEnd = optimizeLoopEnd(originalBuffer.getReadPointer(0), ls, le, bufLen);</text:p>
            <text:p>        juce::AudioBuffer&lt;float&gt; working;</text:p>
            <text:p>        working.makeCopyOf(originalBuffer);</text:p>
            <text:p>        int palindromeEnd = 0;</text:p>
            <text:p>        createPalindrome(working, ls, actualEnd, playBuffer, palindromeEnd);</text:p>
            <text:p>        playStart = ls;</text:p>
            <text:p>        playEnd = palindromeEnd;</text:p>
            <text:p>        coldStart = ls;</text:p>
            <text:p>    } else {</text:p>
            <text:p>        playBuffer.makeCopyOf(originalBuffer);</text:p>
            <text:p>        int actualEnd = le;</text:p>
            <text:p>        if (loopOptimizeOn &amp;&amp; numCh &gt; 0 &amp;&amp; loopMode == LoopMode::Loop)</text:p>
            <text:p>            actualEnd = optimizeLoopEnd(originalBuffer.getReadPointer(0), ls, le, bufLen);</text:p>
            <text:p>        int fadeSamples = 0;</text:p>
            <text:p>        if (loopMode == LoopMode::Loop) {</text:p>
            <text:p>            int preEnd = actualEnd;</text:p>
            <text:p>            applyLoopCrossfade(playBuffer, ls, actualEnd);</text:p>
            <text:p>            fadeSamples = preEnd - actualEnd;</text:p>
            <text:p>        }</text:p>
            <text:p>        playStart = ls;</text:p>
            <text:p>        playEnd = actualEnd;</text:p>
            <text:p>        coldStart = ls + fadeSamples;</text:p>
            <text:p>    }</text:p>
            <text:p>    if (normalizeOn) normalizeBuffer(playBuffer);</text:p>
            <text:p>    readPosition = static_cast&lt;double&gt;(coldStart);</text:p>
            <text:p>    needsReprepareFlag = false;</text:p>
            <text:p>}</text:p>
          </table:table-cell>
          <table:table-cell table:style-name="ce1"/>
          <table:table-cell table:style-name="ce2" office:value-type="string" calcext:value-type="string">
            <text:p>Struktur identisch. JUCE hat extra Guard le-ls&lt;4. JUCE optimiert nur bei LoopMode::Loop (nicht OneShot) â Vorlage optimiert immer wenn optimize=true. ABWEICHUNG: OneShot-Modus wird in JUCE nicht optimiert. optimizedEndFrac FEHLT in JUCE.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ateForPlayback</text:p>
          </table:table-cell>
          <table:table-cell table:style-name="ce1" office:value-type="string" calcext:value-type="string">
            <text:p>function rateForPlayback(): number {</text:p>
            <text:p>  return Math.pow(2, transposeSemitones.value / 12)</text:p>
            <text:p>}</text:p>
          </table:table-cell>
          <table:table-cell table:style-name="ce1" office:value-type="string" calcext:value-type="string">
            <text:p>(inline: transposeRatio = std::pow(2.0, (note - 60) / 12.0))</text:p>
          </table:table-cell>
          <table:table-cell table:style-name="ce1"/>
          <table:table-cell table:style-name="ce2" office:value-type="string" calcext:value-type="string">
            <text:p>Vorlage: berechnet Rate aus gespeicherten Semitones. JUCE: speichert Ratio direkt als double.</text:p>
          </table:table-cell>
        </table:table-row>
        <table:table-row table:style-name="ro9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oadBuffer</text:p>
          </table:table-cell>
          <table:table-cell table:style-name="ce1" office:value-type="string" calcext:value-type="string">
            <text:p>async function loadBuffer(base64Wav: string) {</text:p>
            <text:p>  const ac = ensureContext()</text:p>
            <text:p>  const decoded = await decodeBase64Wav(base64Wav)</text:p>
            <text:p>  originalBuffer = decoded</text:p>
            <text:p>  rawBase64 = base64Wav</text:p>
            <text:p>  bufferDuration.value = decoded.duration</text:p>
            <text:p>  hasAudio.value = true</text:p>
            <text:p>  peakAmplitude.value = measurePeak(decoded)</text:p>
            <text:p>}</text:p>
          </table:table-cell>
          <table:table-cell table:style-name="ce1" office:value-type="string" calcext:value-type="string">
            <text:p>void AudioLooper::loadBuffer(const juce::AudioBuffer&lt;float&gt;&amp; buffer, double bufferSampleRate) {</text:p>
            <text:p>    if (sharedMode) return;</text:p>
            <text:p>    originalBuffer.makeCopyOf(buffer);</text:p>
            <text:p>    bufferOriginalSR = bufferSampleRate;</text:p>
            <text:p>    audioLoaded = true;</text:p>
            <text:p>    preparePlaybackBuffer();</text:p>
            <text:p>    playing = true;</text:p>
            <text:p>}</text:p>
          </table:table-cell>
          <table:table-cell table:style-name="ce1"/>
          <table:table-cell table:style-name="ce2" office:value-type="string" calcext:value-type="string">
            <text:p>ABWEICHUNG: JUCE loadBuffer ruft preparePlaybackBuffer() + setzt playing=true. Vorlage loadBuffer SPIELT NICHT (nur decode+store). Vorlage setzt bufferDuration und peakAmplitude â JUCE nicht.</text:p>
          </table:table-cell>
        </table:table-row>
        <table:table-row table:style-name="ro10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lay</text:p>
          </table:table-cell>
          <table:table-cell table:style-name="ce1" office:value-type="string" calcext:value-type="string">
            <text:p>async function play(base64Wav: string) {</text:p>
            <text:p>  const ac = ensureContext()</text:p>
            <text:p>  const decoded = await decodeBase64Wav(base64Wav)</text:p>
            <text:p>  originalBuffer = decoded</text:p>
            <text:p>  rawBase64 = base64Wav</text:p>
            <text:p>  bufferDuration.value = decoded.duration</text:p>
            <text:p>  hasAudio.value = true</text:p>
            <text:p>  peakAmplitude.value = measurePeak(decoded)</text:p>
            <text:p>  startSource(ac, prepareBuffer(ac, decoded))</text:p>
            <text:p>}</text:p>
          </table:table-cell>
          <table:table-cell table:style-name="ce1" office:value-type="string" calcext:value-type="string">
            <text:p>(kein Aequivalent â JUCE loadBuffer combined load+play)</text:p>
          </table:table-cell>
          <table:table-cell table:style-name="ce1"/>
          <table:table-cell table:style-name="ce2" office:value-type="string" calcext:value-type="string">
            <text:p>JUCE hat kein separates play() â loadBuffer macht beides. Vorlage trennt load vs play.</text:p>
          </table:table-cell>
        </table:table-row>
        <table:table-row table:style-name="ro1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function stop() {</text:p>
            <text:p>  if (activeSource) { try { activeSource.stop() } catch {} activeSource = null }</text:p>
            <text:p>  if (activeGain) { activeGain.disconnect(); activeGain = null }</text:p>
            <text:p>  isPlaying.value = false</text:p>
            <text:p>}</text:p>
          </table:table-cell>
          <table:table-cell table:style-name="ce1" office:value-type="string" calcext:value-type="string">
            <text:p>void stop() { playing = false; }</text:p>
          </table:table-cell>
          <table:table-cell table:style-name="ce1"/>
          <table:table-cell table:style-name="ce2" office:value-type="string" calcext:value-type="string">
            <text:p>JUCE: setzt nur Flag. Vorlage: stoppt AudioBufferSourceNode + disconnected GainNode. In JUCE reicht Flag weil processSample() prueft playing.</text:p>
          </table:table-cell>
        </table:table-row>
        <table:table-row table:style-name="ro1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etrigger</text:p>
          </table:table-cell>
          <table:table-cell table:style-name="ce1" office:value-type="string" calcext:value-type="string">
            <text:p>function retrigger() {</text:p>
            <text:p>  if (!originalBuffer) return</text:p>
            <text:p>  stop()</text:p>
            <text:p>  const ac = ensureContext()</text:p>
            <text:p>  startSource(ac, prepareBuffer(ac, originalBuffer))</text:p>
            <text:p>}</text:p>
          </table:table-cell>
          <table:table-cell table:style-name="ce1" office:value-type="string" calcext:value-type="string">
            <text:p>void AudioLooper::retrigger() {</text:p>
            <text:p>    readPosition = static_cast&lt;double&gt;(coldStart);</text:p>
            <text:p>    playing = true;</text:p>
            <text:p>}</text:p>
          </table:table-cell>
          <table:table-cell table:style-name="ce1"/>
          <table:table-cell table:style-name="ce2" office:value-type="string" calcext:value-type="string">
            <text:p>ABWEICHUNG: Vorlage: stop + prepareBuffer + startSource (rebuild buffer, crossfade). JUCE: nur readPosition reset + playing=true (KEIN Re-prepare). Wenn Crossfade-Settings geaendert wurden, spielt JUCE den alten Buffer.</text:p>
          </table:table-cell>
        </table:table-row>
        <table:table-row table:style-name="ro13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etTranspose</text:p>
          </table:table-cell>
          <table:table-cell table:style-name="ce1" office:value-type="string" calcext:value-type="string">
            <text:p>function setTranspose(semitones: number) {</text:p>
            <text:p>  transposeSemitones.value = semitones</text:p>
            <text:p>  if (activeSource) activeSource.playbackRate.value = rateForPlayback()</text:p>
            <text:p>}</text:p>
          </table:table-cell>
          <table:table-cell table:style-name="ce1" office:value-type="string" calcext:value-type="string">
            <text:p>void AudioLooper::setMidiNote(int note) {</text:p>
            <text:p>    transposeRatio = std::pow(2.0, (note - 60) / 12.0);</text:p>
            <text:p>    glideSamplesLeft = 0;</text:p>
            <text:p>}</text:p>
          </table:table-cell>
          <table:table-cell table:style-name="ce1"/>
          <table:table-cell table:style-name="ce2" office:value-type="string" calcext:value-type="string">
            <text:p>Vorlage: semitones relativ zu 0. JUCE: MIDI note relativ zu 60. Mathematisch aequivalent. JUCE cancelt Glide â Vorlage nicht.</text:p>
          </table:table-cell>
        </table:table-row>
        <table:table-row table:style-name="ro9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glideToSemitones</text:p>
          </table:table-cell>
          <table:table-cell table:style-name="ce1" office:value-type="string" calcext:value-type="string">
            <text:p>function glideToSemitones(semitones: number, timeMs: number) {</text:p>
            <text:p>  transposeSemitones.value = semitones</text:p>
            <text:p>  if (activeSource &amp;&amp; ctx) {</text:p>
            <text:p>    const now = ctx.currentTime</text:p>
            <text:p>    const rate = Math.pow(2, semitones / 12)</text:p>
            <text:p>    activeSource.playbackRate.setValueAtTime(activeSource.playbackRate.value, now)</text:p>
            <text:p>    activeSource.playbackRate.linearRampToValueAtTime(rate, now + timeMs / 1000)</text:p>
            <text:p>  }</text:p>
            <text:p>}</text:p>
          </table:table-cell>
          <table:table-cell table:style-name="ce1" office:value-type="string" calcext:value-type="string">
            <text:p>void AudioLooper::glideToSemitones(int semitones, float durationMs) {</text:p>
            <text:p>    double targetRatio = std::pow(2.0, semitones / 12.0);</text:p>
            <text:p>    double durationSamples = (durationMs / 1000.0) * playbackSampleRate;</text:p>
            <text:p>    int samples = std::max(1, static_cast&lt;int&gt;(durationSamples));</text:p>
            <text:p>    glideTargetRatio = targetRatio;</text:p>
            <text:p>    glideRatioIncr = (targetRatio - transposeRatio) / static_cast&lt;double&gt;(samples);</text:p>
            <text:p>    glideSamplesLeft = samples;</text:p>
            <text:p>}</text:p>
          </table:table-cell>
          <table:table-cell table:style-name="ce1"/>
          <table:table-cell table:style-name="ce2" office:value-type="string" calcext:value-type="string">
            <text:p>Vorlage: Web Audio linearRamp (subsample-akkurat). JUCE: per-sample linear ramp (sample-akkurat). Mathematisch aequivalent fuer praktische Zwecke.</text:p>
          </table:table-cell>
        </table:table-row>
        <table:table-row table:style-name="ro14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etLoopStart</text:p>
          </table:table-cell>
          <table:table-cell table:style-name="ce1" office:value-type="string" calcext:value-type="string">
            <text:p>function setLoopStart(frac: number) {</text:p>
            <text:p>  loopStartFrac.value = Math.max(0, Math.min(frac, loopEndFrac.value - 0.01))</text:p>
            <text:p>  if (activeSource &amp;&amp; originalBuffer) {</text:p>
            <text:p>    activeSource.loopStart = loopStartFrac.value * originalBuffer.duration</text:p>
            <text:p>  }</text:p>
            <text:p>}</text:p>
          </table:table-cell>
          <table:table-cell table:style-name="ce1" office:value-type="string" calcext:value-type="string">
            <text:p>void AudioLooper::setLoopStart(float frac) {</text:p>
            <text:p>    float clamped = juce::jlimit(0.0f, loopEndFrac - 0.01f, frac);</text:p>
            <text:p>    if (clamped != loopStartFrac) {</text:p>
            <text:p>        loopStartFrac = clamped;</text:p>
            <text:p>        needsReprepareFlag = true;</text:p>
            <text:p>    }</text:p>
            <text:p>}</text:p>
          </table:table-cell>
          <table:table-cell table:style-name="ce1"/>
          <table:table-cell table:style-name="ce2" office:value-type="string" calcext:value-type="string">
            <text:p>Vorlage: sofort auf activeSource.loopStart anwenden. JUCE: setzt dirty flag, re-prepare bei naechstem processBlock. Ergebnis: JUCE hat Latenz bis Aenderung wirkt.</text:p>
          </table:table-cell>
        </table:table-row>
        <table:table-row table:style-name="ro14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etLoopEnd</text:p>
          </table:table-cell>
          <table:table-cell table:style-name="ce1" office:value-type="string" calcext:value-type="string">
            <text:p>function setLoopEnd(frac: number) {</text:p>
            <text:p>  loopEndFrac.value = Math.max(loopStartFrac.value + 0.01, Math.min(frac, 1))</text:p>
            <text:p>  optimizedEndFrac.value = loopEndFrac.value</text:p>
            <text:p>  if (activeSource &amp;&amp; originalBuffer) {</text:p>
            <text:p>    activeSource.loopEnd = loopEndFrac.value * originalBuffer.duration</text:p>
            <text:p>  }</text:p>
            <text:p>}</text:p>
          </table:table-cell>
          <table:table-cell table:style-name="ce1" office:value-type="string" calcext:value-type="string">
            <text:p>void AudioLooper::setLoopEnd(float frac) {</text:p>
            <text:p>    float clamped = juce::jlimit(loopStartFrac + 0.01f, 1.0f, frac);</text:p>
            <text:p>    if (clamped != loopEndFrac) {</text:p>
            <text:p>        loopEndFrac = clamped;</text:p>
            <text:p>        needsReprepareFlag = true;</text:p>
            <text:p>    }</text:p>
            <text:p>}</text:p>
          </table:table-cell>
          <table:table-cell table:style-name="ce1"/>
          <table:table-cell table:style-name="ce2" office:value-type="string" calcext:value-type="string">
            <text:p>Wie setLoopStart. JUCE setzt nicht optimizedEndFrac (FEHLT).</text:p>
          </table:table-cell>
        </table:table-row>
        <table:table-row table:style-name="ro13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tCrossfade</text:p>
          </table:table-cell>
          <table:table-cell table:style-name="ce1" office:value-type="string" calcext:value-type="string">
            <text:p>function setCrossfade(ms: number) {</text:p>
            <text:p>  crossfadeMs.value = Math.max(0, Math.min(ms, 500))</text:p>
            <text:p>  debounce(100ms) -&gt; if playing: replay()</text:p>
            <text:p>}</text:p>
          </table:table-cell>
          <table:table-cell table:style-name="ce1" office:value-type="string" calcext:value-type="string">
            <text:p>void AudioLooper::setCrossfadeMs(float ms) {</text:p>
            <text:p>    float clamped = juce::jlimit(0.0f, 500.0f, ms);</text:p>
            <text:p>    if (clamped != crossfadeMsVal) { crossfadeMsVal = clamped; needsReprepareFlag = true; }</text:p>
            <text:p>}</text:p>
          </table:table-cell>
          <table:table-cell table:style-name="ce1"/>
          <table:table-cell table:style-name="ce2" office:value-type="string" calcext:value-type="string">
            <text:p>Vorlage: debounced replay. JUCE: dirty flag. Aequivalent (beide re-prepare den Buffer).</text:p>
          </table:table-cell>
        </table:table-row>
        <table:table-row table:style-name="ro13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etNormalize</text:p>
          </table:table-cell>
          <table:table-cell table:style-name="ce1" office:value-type="string" calcext:value-type="string">
            <text:p>function setNormalize(on: boolean) {</text:p>
            <text:p>  normalizeOn.value = on</text:p>
            <text:p>  debounce(100ms) -&gt; if playing: replay()</text:p>
            <text:p>}</text:p>
          </table:table-cell>
          <table:table-cell table:style-name="ce1" office:value-type="string" calcext:value-type="string">
            <text:p>void AudioLooper::setNormalize(bool on) {</text:p>
            <text:p>    if (on != normalizeOn) { normalizeOn = on; needsReprepareFlag = true; }</text:p>
            <text:p>}</text:p>
          </table:table-cell>
          <table:table-cell table:style-name="ce1"/>
          <table:table-cell table:style-name="ce2" office:value-type="string" calcext:value-type="string">
            <text:p>Aequivalent.</text:p>
          </table:table-cell>
        </table:table-row>
        <table:table-row table:style-name="ro13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etLoopOptimize</text:p>
          </table:table-cell>
          <table:table-cell table:style-name="ce1" office:value-type="string" calcext:value-type="string">
            <text:p>function setLoopOptimize(on: boolean) {</text:p>
            <text:p>  loopOptimize.value = on</text:p>
            <text:p>  debounce(100ms) -&gt; if playing: replay()</text:p>
            <text:p>}</text:p>
          </table:table-cell>
          <table:table-cell table:style-name="ce1" office:value-type="string" calcext:value-type="string">
            <text:p>void AudioLooper::setLoopOptimize(bool on) {</text:p>
            <text:p>    if (on != loopOptimizeOn) { loopOptimizeOn = on; needsReprepareFlag = true; }</text:p>
            <text:p>}</text:p>
          </table:table-cell>
          <table:table-cell table:style-name="ce1"/>
          <table:table-cell table:style-name="ce2" office:value-type="string" calcext:value-type="string">
            <text:p>Aequivalent.</text:p>
          </table:table-cell>
        </table:table-row>
        <table:table-row table:style-name="ro13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etLoopPingPong</text:p>
          </table:table-cell>
          <table:table-cell table:style-name="ce1" office:value-type="string" calcext:value-type="string">
            <text:p>function setLoopPingPong(on: boolean) {</text:p>
            <text:p>  loopPingPong.value = on</text:p>
            <text:p>  debounce(100ms) -&gt; if playing: replay()</text:p>
            <text:p>}</text:p>
          </table:table-cell>
          <table:table-cell table:style-name="ce1" office:value-type="string" calcext:value-type="string">
            <text:p>void AudioLooper::setLoopMode(LoopMode mode) {</text:p>
            <text:p>    if (mode != loopMode) { loopMode = mode; needsReprepareFlag = true; }</text:p>
            <text:p>}</text:p>
          </table:table-cell>
          <table:table-cell table:style-name="ce1"/>
          <table:table-cell table:style-name="ce2" office:value-type="string" calcext:value-type="string">
            <text:p>Vorlage: separater bool. JUCE: enum LoopMode. Aequivalent.</text:p>
          </table:table-cell>
        </table:table-row>
        <table:table-row table:style-name="ro13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etLoop</text:p>
          </table:table-cell>
          <table:table-cell table:style-name="ce1" office:value-type="string" calcext:value-type="string">
            <text:p>function setLoop(on: boolean) {</text:p>
            <text:p>  isLooping.value = on</text:p>
            <text:p>  if (activeSource) activeSource.loop = on</text:p>
            <text:p>}</text:p>
          </table:table-cell>
          <table:table-cell table:style-name="ce1" office:value-type="string" calcext:value-type="string">
            <text:p>(kein Aequivalent)</text:p>
          </table:table-cell>
          <table:table-cell table:style-name="ce1"/>
          <table:table-cell table:style-name="ce2" office:value-type="string" calcext:value-type="string">
            <text:p>FEHLT in JUCE. Vorlage: togglet loop on/off auf laufendem Source. JUCE: LoopMode steuert Verhalten in processSample, aber kein runtime-toggle.</text:p>
          </table:table-cell>
        </table:table-row>
        <table:table-row table:style-name="ro1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replay</text:p>
          </table:table-cell>
          <table:table-cell table:style-name="ce1" office:value-type="string" calcext:value-type="string">
            <text:p>function replay() {</text:p>
            <text:p>  if (!originalBuffer) return</text:p>
            <text:p>  const ac = ensureContext()</text:p>
            <text:p>  startSource(ac, prepareBuffer(ac, originalBuffer))</text:p>
            <text:p>}</text:p>
          </table:table-cell>
          <table:table-cell table:style-name="ce1" office:value-type="string" calcext:value-type="string">
            <text:p>(kein Aequivalent)</text:p>
          </table:table-cell>
          <table:table-cell table:style-name="ce1"/>
          <table:table-cell table:style-name="ce2" office:value-type="string" calcext:value-type="string">
            <text:p>FEHLT in JUCE. Vorlage: rebuild buffer + restart playback. JUCE: preparePlaybackBuffer() existiert, wird aber nur via dirty flag getriggert.</text:p>
          </table:table-cell>
        </table:table-row>
        <table:table-row table:style-name="ro1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tartSource (crossfade)</text:p>
          </table:table-cell>
          <table:table-cell table:style-name="ce1" office:value-type="string" calcext:value-type="string">
            <text:p>function startSource(ac, playBuffer) {</text:p>
            <text:p>  // Crossfade between old and new source</text:p>
            <text:p>  // See Zeilen 190-231 in useAudioLooper.ts</text:p>
            <text:p>  // Equal-power crossfade via linearRamp on GainNodes</text:p>
            <text:p>}</text:p>
          </table:table-cell>
          <table:table-cell table:style-name="ce1" office:value-type="string" calcext:value-type="string">
            <text:p>(kein Aequivalent)</text:p>
          </table:table-cell>
          <table:table-cell table:style-name="ce1"/>
          <table:table-cell table:style-name="ce2" office:value-type="string" calcext:value-type="string">
            <text:p>FEHLT in JUCE. Vorlage: crossfade zwischen alter und neuer Source bei Replay/Retrigger. JUCE: harter Schnitt (retrigger = readPosition reset).</text:p>
          </table:table-cell>
        </table:table-row>
        <table:table-row table:style-name="ro13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encodeWav</text:p>
          </table:table-cell>
          <table:table-cell table:style-name="ce1" office:value-type="string" calcext:value-type="string">
            <text:p>function encodeWav(buffer, startSample, endSample) {</text:p>
            <text:p>  // WAV header + 16-bit PCM</text:p>
            <text:p>  // See Zeilen 32-51</text:p>
            <text:p>}</text:p>
          </table:table-cell>
          <table:table-cell table:style-name="ce1" office:value-type="string" calcext:value-type="string">
            <text:p>(kein Aequivalent)</text:p>
          </table:table-cell>
          <table:table-cell table:style-name="ce1"/>
          <table:table-cell table:style-name="ce2" office:value-type="string" calcext:value-type="string">
            <text:p>FEHLT in JUCE. Vorlage: WAV Export. Low priority.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exportRaw</text:p>
          </table:table-cell>
          <table:table-cell table:style-name="ce1" office:value-type="string" calcext:value-type="string">
            <text:p>function exportRaw(): Blob | null { ... }</text:p>
          </table:table-cell>
          <table:table-cell table:style-name="ce1" office:value-type="string" calcext:value-type="string">
            <text:p>(kein Aequivalent)</text:p>
          </table:table-cell>
          <table:table-cell table:style-name="ce1"/>
          <table:table-cell table:style-name="ce2" office:value-type="string" calcext:value-type="string">
            <text:p>FEHLT. Low priority.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exportLoop</text:p>
          </table:table-cell>
          <table:table-cell table:style-name="ce1" office:value-type="string" calcext:value-type="string">
            <text:p>function exportLoop(): Blob | null { ... }</text:p>
          </table:table-cell>
          <table:table-cell table:style-name="ce1" office:value-type="string" calcext:value-type="string">
            <text:p>(kein Aequivalent)</text:p>
          </table:table-cell>
          <table:table-cell table:style-name="ce1"/>
          <table:table-cell table:style-name="ce2" office:value-type="string" calcext:value-type="string">
            <text:p>FEHLT. Low priority.</text:p>
          </table:table-cell>
        </table:table-row>
        <table:table-row table:style-name="ro13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getWaveformPeaks</text:p>
          </table:table-cell>
          <table:table-cell table:style-name="ce1" office:value-type="string" calcext:value-type="string">
            <text:p>function getWaveformPeaks(numBins) {</text:p>
            <text:p>  // Peak-preserving downsample to numBins</text:p>
            <text:p>  // See Zeilen 505-521</text:p>
            <text:p>}</text:p>
          </table:table-cell>
          <table:table-cell table:style-name="ce1" office:value-type="string" calcext:value-type="string">
            <text:p>(in WaveformDisplay, separater Mechanismus)</text:p>
          </table:table-cell>
          <table:table-cell table:style-name="ce1"/>
          <table:table-cell table:style-name="ce2" office:value-type="string" calcext:value-type="string">
            <text:p>Anderer Mechanismus: JUCE pollt waveformSnapshot aus PluginProcessor.</text:p>
          </table:table-cell>
        </table:table-row>
        <table:table-row table:style-name="ro15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rocessSample</text:p>
          </table:table-cell>
          <table:table-cell table:style-name="ce1" office:value-type="string" calcext:value-type="string">
            <text:p>(Web Audio: BufferSourceNode spielt automatisch)</text:p>
          </table:table-cell>
          <table:table-cell table:style-name="ce1" office:value-type="string" calcext:value-type="string">
            <text:p>float AudioLooper::processSample() {</text:p>
            <text:p>    const int regionLen = playEnd - playStart;</text:p>
            <text:p>    if (regionLen &lt;= 0 || !playing) return 0.0f;</text:p>
            <text:p>    if (glideSamplesLeft &gt; 0) {</text:p>
            <text:p>        transposeRatio += glideRatioIncr;</text:p>
            <text:p>        glideSamplesLeft--;</text:p>
            <text:p>        if (glideSamplesLeft == 0) transposeRatio = glideTargetRatio;</text:p>
            <text:p>    }</text:p>
            <text:p>    const double srRatio = bufferOriginalSR / playbackSampleRate;</text:p>
            <text:p>    double speedRatio = srRatio * transposeRatio;</text:p>
            <text:p>    double posInRegion = readPosition - static_cast&lt;double&gt;(playStart);</text:p>
            <text:p>    int pos0 = static_cast&lt;int&gt;(std::floor(posInRegion));</text:p>
            <text:p>    float frac = static_cast&lt;float&gt;(posInRegion - pos0);</text:p>
            <text:p>    if (pos0 &lt; 0) pos0 = 0;</text:p>
            <text:p>    int absPos0 = playStart + (pos0 % regionLen);</text:p>
            <text:p>    int absPos1 = playStart + ((pos0 + 1) % regionLen);</text:p>
            <text:p>    const auto&amp; buf = sharedMode ? *sharedPlayBuffer : playBuffer;</text:p>
            <text:p>    const auto* bufPtr = buf.getReadPointer(0);</text:p>
            <text:p>    float s0 = bufPtr[absPos0];</text:p>
            <text:p>    float s1 = bufPtr[absPos1];</text:p>
            <text:p>    float result = s0 + (s1 - s0) * frac;</text:p>
            <text:p>    readPosition += speedRatio;</text:p>
            <text:p>    if (readPosition &gt;= static_cast&lt;double&gt;(playEnd)) {</text:p>
            <text:p>        if (loopMode == LoopMode::OneShot) playing = false;</text:p>
            <text:p>        else readPosition -= static_cast&lt;double&gt;(regionLen);</text:p>
            <text:p>    }</text:p>
            <text:p>    return result;</text:p>
            <text:p>}</text:p>
          </table:table-cell>
          <table:table-cell table:style-name="ce1"/>
          <table:table-cell table:style-name="ce2" office:value-type="string" calcext:value-type="string">
            <text:p>JUCE-spezifisch (Vorlage nutzt Web Audio BufferSourceNode). Linear interpolation, pitch via speedRatio, wrap/stop basierend auf LoopMode. Korrekte JUCE-Implementierung des Web Audio BufferSourceNode-Verhaltens.</text:p>
          </table:table-cell>
        </table:table-row>
        <table:table-row table:style-name="ro14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ispose</text:p>
          </table:table-cell>
          <table:table-cell table:style-name="ce1" office:value-type="string" calcext:value-type="string">
            <text:p>function dispose() {</text:p>
            <text:p>  stop()</text:p>
            <text:p>  originalBuffer = null; rawBase64 = null; hasAudio.value = false</text:p>
            <text:p>  if (ctx &amp;&amp; ctx.state !== 'closed') ctx.close()</text:p>
            <text:p>  ctx = null</text:p>
            <text:p>}</text:p>
          </table:table-cell>
          <table:table-cell table:style-name="ce1" office:value-type="string" calcext:value-type="string">
            <text:p>void AudioLooper::reset() {</text:p>
            <text:p>    originalBuffer.setSize(0, 0);</text:p>
            <text:p>    playBuffer.setSize(0, 0);</text:p>
            <text:p>    audioLoaded = false;</text:p>
            <text:p>    playing = false;</text:p>
            <text:p>    readPosition = 0.0;</text:p>
            <text:p>}</text:p>
          </table:table-cell>
          <table:table-cell table:style-name="ce1"/>
          <table:table-cell table:style-name="ce2" office:value-type="string" calcext:value-type="string">
            <text:p>Aequivalent. JUCE hat kein AudioContext zu schliessen.</text:p>
          </table:table-cell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30T01:02:29.929637509</dc:date>
    <meta:editing-duration>PT8M45S</meta:editing-duration>
    <meta:editing-cycles>1</meta:editing-cycles>
    <meta:document-statistic meta:table-count="1" meta:cell-count="226" meta:object-count="0"/>
    <meta:generator>LibreOffice/25.2.7.2$Linux_X86_64 LibreOffice_project/520$Build-2</meta:generator>
  </office:meta>
</office:document-meta>
</file>